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automatic-styles>
    <style:style style:name="P1" style:family="paragraph" style:parent-style-name="Preformatted_20_Text">
      <loext:graphic-properties draw:fill="none" draw:fill-color="#ffffff"/>
      <style:paragraph-properties fo:background-color="transparent"/>
    </style:style>
    <style:style style:name="P2" style:family="paragraph" style:parent-style-name="Preformatted_20_Text">
      <loext:graphic-properties draw:fill="none" draw:fill-color="#ffffff"/>
      <style:paragraph-properties fo:margin-top="0in" fo:margin-bottom="0.1965in" style:contextual-spacing="false" fo:background-color="transparent"/>
    </style:style>
    <style:style style:name="P3" style:family="paragraph" style:parent-style-name="Preformatted_20_Text">
      <style:text-properties fo:font-size="28pt" fo:font-weight="bold" style:font-size-asian="28pt" style:font-weight-asian="bold" style:font-size-complex="28pt" style:font-weight-complex="bold"/>
    </style:style>
    <style:style style:name="P4" style:family="paragraph" style:parent-style-name="Standard">
      <style:text-properties fo:font-size="28pt" fo:font-weight="bold" style:font-size-asian="28pt" style:font-weight-asian="bold" style:font-size-complex="28pt" style:font-weight-complex="bold"/>
    </style:style>
    <style:style style:name="P5" style:family="paragraph" style:parent-style-name="Preformatted_20_Text">
      <loext:graphic-properties draw:fill="solid" draw:fill-color="#202327" draw:opacity="100%"/>
      <style:paragraph-properties fo:margin-top="0in" fo:margin-bottom="0in" style:contextual-spacing="false" fo:line-height="150%" fo:text-align="start" style:justify-single-word="false" fo:background-color="#202327" fo:padding="0in" fo:border="none"/>
    </style:style>
    <style:style style:name="P6" style:family="paragraph" style:parent-style-name="Standard">
      <style:paragraph-properties style:writing-mode="lr-tb"/>
      <style:text-properties fo:color="#000000" loext:opacity="100%" style:font-name="sans-serif" fo:background-color="transparent"/>
    </style:style>
    <style:style style:name="P7" style:family="paragraph" style:parent-style-name="Text_20_body">
      <style:paragraph-properties style:writing-mode="lr-tb"/>
      <style:text-properties fo:color="#000000" loext:opacity="100%" style:font-name="sans-serif" fo:background-color="transparent"/>
    </style:style>
    <style:style style:name="P8"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9"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0" style:family="paragraph" style:parent-style-name="Standard">
      <style:text-properties fo:color="#000000" loext:opacity="100%" style:font-name="sans-serif" fo:font-size="28pt" fo:font-weight="bold" fo:background-color="transparent" style:font-size-asian="28pt" style:font-weight-asian="bold" style:font-size-complex="28pt" style:font-weight-complex="bold"/>
    </style:style>
    <style:style style:name="P11" style:family="paragraph" style:parent-style-name="Standard">
      <style:text-properties officeooo:paragraph-rsid="0022162e"/>
    </style:style>
    <style:style style:name="P12" style:family="paragraph" style:parent-style-name="Standard">
      <style:text-properties fo:font-size="28pt" fo:font-weight="bold" officeooo:rsid="0022162e" officeooo:paragraph-rsid="0022162e" style:font-size-asian="28pt" style:font-weight-asian="bold" style:font-size-complex="28pt" style:font-weight-complex="bold"/>
    </style:style>
    <style:style style:name="P13" style:family="paragraph" style:parent-style-name="Standard">
      <style:paragraph-properties style:writing-mode="lr-tb"/>
      <style:text-properties fo:font-size="12pt" fo:font-weight="bold" officeooo:rsid="0025b75a" officeooo:paragraph-rsid="0025b75a" style:font-size-asian="10.5pt" style:font-weight-asian="bold" style:font-size-complex="12pt" style:font-weight-complex="bold"/>
    </style:style>
    <style:style style:name="P14" style:family="paragraph" style:parent-style-name="Standard">
      <style:paragraph-properties fo:margin-top="0in" fo:margin-bottom="0.1965in" style:contextual-spacing="false" style:writing-mode="lr-tb"/>
      <style:text-properties fo:color="#000000" loext:opacity="100%" style:font-name="sans-serif" fo:background-color="transparent"/>
    </style:style>
    <style:style style:name="P15" style:family="paragraph" style:parent-style-name="Standard">
      <style:paragraph-properties style:writing-mode="lr-tb"/>
      <style:text-properties fo:color="#000000" loext:opacity="100%" style:font-name="sans-serif" fo:font-size="12pt" fo:font-weight="bold" officeooo:rsid="0022162e" fo:background-color="transparent" style:font-size-asian="10.5pt" style:font-weight-asian="bold" style:font-size-complex="12pt" style:font-weight-complex="bold"/>
    </style:style>
    <style:style style:name="P16" style:family="paragraph" style:parent-style-name="Standard">
      <style:paragraph-properties style:writing-mode="lr-tb"/>
      <style:text-properties officeooo:paragraph-rsid="0025b75a"/>
    </style:style>
    <style:style style:name="P1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8"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019faa4" officeooo:paragraph-rsid="0019faa4" fo:background-color="transparent"/>
    </style:style>
    <style:style style:name="P19"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a46f5" fo:background-color="transparent"/>
    </style:style>
    <style:style style:name="P20"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1"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2"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 style:family="paragraph" style:parent-style-name="Text_20_body" style:list-style-name="L1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 style:family="paragraph" style:parent-style-name="Text_20_body" style:list-style-name="L1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 style:family="paragraph" style:parent-style-name="Text_20_body" style:list-style-name="L1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 style:family="paragraph" style:parent-style-name="Text_20_body" style:list-style-name="L1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2" style:family="paragraph" style:parent-style-name="Text_20_body" style:list-style-name="L1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3" style:family="paragraph" style:parent-style-name="Text_20_body" style:list-style-name="L1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4"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5"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fo:color="#000000" loext:opacity="100%" style:font-name="sans-serif" officeooo:paragraph-rsid="001cd83f" fo:background-color="transparent"/>
    </style:style>
    <style:style style:name="P36" style:family="paragraph" style:parent-style-name="Text_20_body" style:list-style-name="L1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7" style:family="paragraph" style:parent-style-name="Text_20_body" style:list-style-name="L1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8" style:family="paragraph" style:parent-style-name="Text_20_body" style:list-style-name="L2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9" style:family="paragraph" style:parent-style-name="Text_20_body" style:list-style-name="L2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0" style:family="paragraph" style:parent-style-name="Text_20_body" style:list-style-name="L2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1" style:family="paragraph" style:parent-style-name="Text_20_body" style:list-style-name="L2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2" style:family="paragraph" style:parent-style-name="Text_20_body" style:list-style-name="L2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3" style:family="paragraph" style:parent-style-name="Text_20_body" style:list-style-name="L2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4" style:family="paragraph" style:parent-style-name="Text_20_body" style:list-style-name="L2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5" style:family="paragraph" style:parent-style-name="Text_20_body" style:list-style-name="L2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6" style:family="paragraph" style:parent-style-name="Text_20_body" style:list-style-name="L2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7" style:family="paragraph" style:parent-style-name="Text_20_body" style:list-style-name="L2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8" style:family="paragraph" style:parent-style-name="Text_20_body" style:list-style-name="L3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49" style:family="paragraph" style:parent-style-name="Text_20_body" style:list-style-name="L3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0" style:family="paragraph" style:parent-style-name="Text_20_body" style:list-style-name="L3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1" style:family="paragraph" style:parent-style-name="Text_20_body" style:list-style-name="L3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2" style:family="paragraph" style:parent-style-name="Text_20_body" style:list-style-name="L3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3" style:family="paragraph" style:parent-style-name="Text_20_body" style:list-style-name="L3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4" style:family="paragraph" style:parent-style-name="Text_20_body" style:list-style-name="L3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5" style:family="paragraph" style:parent-style-name="Text_20_body" style:list-style-name="L3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6" style:family="paragraph" style:parent-style-name="Text_20_body" style:list-style-name="L3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7" style:family="paragraph" style:parent-style-name="Text_20_body" style:list-style-name="L3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8" style:family="paragraph" style:parent-style-name="Text_20_body" style:list-style-name="L4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59" style:family="paragraph" style:parent-style-name="Text_20_body" style:list-style-name="L4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0" style:family="paragraph" style:parent-style-name="Text_20_body" style:list-style-name="L4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1" style:family="paragraph" style:parent-style-name="Text_20_body" style:list-style-name="L4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2" style:family="paragraph" style:parent-style-name="Text_20_body" style:list-style-name="L4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3" style:family="paragraph" style:parent-style-name="Text_20_body" style:list-style-name="L4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4" style:family="paragraph" style:parent-style-name="Text_20_body" style:list-style-name="L4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5" style:family="paragraph" style:parent-style-name="Text_20_body" style:list-style-name="L4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6" style:family="paragraph" style:parent-style-name="Text_20_body" style:list-style-name="L4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7" style:family="paragraph" style:parent-style-name="Text_20_body" style:list-style-name="L4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8" style:family="paragraph" style:parent-style-name="Text_20_body" style:list-style-name="L5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69" style:family="paragraph" style:parent-style-name="Text_20_body" style:list-style-name="L5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0" style:family="paragraph" style:parent-style-name="Text_20_body" style:list-style-name="L5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1" style:family="paragraph" style:parent-style-name="Text_20_body" style:list-style-name="L5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2" style:family="paragraph" style:parent-style-name="Text_20_body" style:list-style-name="L5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3" style:family="paragraph" style:parent-style-name="Text_20_body" style:list-style-name="L5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4" style:family="paragraph" style:parent-style-name="Text_20_body" style:list-style-name="L5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5" style:family="paragraph" style:parent-style-name="Text_20_body" style:list-style-name="L5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6" style:family="paragraph" style:parent-style-name="Text_20_body" style:list-style-name="L5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7" style:family="paragraph" style:parent-style-name="Text_20_body" style:list-style-name="L5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8" style:family="paragraph" style:parent-style-name="Text_20_body" style:list-style-name="L6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79" style:family="paragraph" style:parent-style-name="Text_20_body" style:list-style-name="L6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0" style:family="paragraph" style:parent-style-name="Text_20_body" style:list-style-name="L6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1" style:family="paragraph" style:parent-style-name="Text_20_body" style:list-style-name="L6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2" style:family="paragraph" style:parent-style-name="Text_20_body" style:list-style-name="L6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3" style:family="paragraph" style:parent-style-name="Text_20_body" style:list-style-name="L6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4" style:family="paragraph" style:parent-style-name="Text_20_body" style:list-style-name="L6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5" style:family="paragraph" style:parent-style-name="Text_20_body" style:list-style-name="L6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6" style:family="paragraph" style:parent-style-name="Text_20_body" style:list-style-name="L6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7" style:family="paragraph" style:parent-style-name="Text_20_body" style:list-style-name="L6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8" style:family="paragraph" style:parent-style-name="Text_20_body" style:list-style-name="L7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89" style:family="paragraph" style:parent-style-name="Text_20_body" style:list-style-name="L7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0" style:family="paragraph" style:parent-style-name="Text_20_body" style:list-style-name="L7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1" style:family="paragraph" style:parent-style-name="Text_20_body" style:list-style-name="L7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2" style:family="paragraph" style:parent-style-name="Text_20_body" style:list-style-name="L7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3" style:family="paragraph" style:parent-style-name="Text_20_body" style:list-style-name="L7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4" style:family="paragraph" style:parent-style-name="Text_20_body" style:list-style-name="L7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5" style:family="paragraph" style:parent-style-name="Text_20_body" style:list-style-name="L7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6" style:family="paragraph" style:parent-style-name="Text_20_body" style:list-style-name="L7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7" style:family="paragraph" style:parent-style-name="Text_20_body" style:list-style-name="L7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8" style:family="paragraph" style:parent-style-name="Text_20_body" style:list-style-name="L8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99" style:family="paragraph" style:parent-style-name="Text_20_body" style:list-style-name="L8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0" style:family="paragraph" style:parent-style-name="Text_20_body" style:list-style-name="L8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1" style:family="paragraph" style:parent-style-name="Text_20_body" style:list-style-name="L8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2" style:family="paragraph" style:parent-style-name="Text_20_body" style:list-style-name="L8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3" style:family="paragraph" style:parent-style-name="Text_20_body" style:list-style-name="L8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4" style:family="paragraph" style:parent-style-name="Text_20_body" style:list-style-name="L8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5" style:family="paragraph" style:parent-style-name="Text_20_body" style:list-style-name="L8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6" style:family="paragraph" style:parent-style-name="Text_20_body" style:list-style-name="L8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7" style:family="paragraph" style:parent-style-name="Text_20_body" style:list-style-name="L8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08" style:family="paragraph" style:parent-style-name="Text_20_body">
      <style:paragraph-properties fo:margin-top="0in" fo:margin-bottom="0in" style:contextual-spacing="false" style:writing-mode="lr-tb"/>
      <style:text-properties fo:color="#000000" loext:opacity="100%" style:font-name="sans-serif" fo:background-color="transparent"/>
    </style:style>
    <style:style style:name="P109" style:family="paragraph" style:parent-style-name="Text_20_body">
      <style:paragraph-properties style:writing-mode="lr-tb"/>
      <style:text-properties fo:color="#000000" loext:opacity="100%" style:font-name="sans-serif" fo:background-color="transparent"/>
    </style:style>
    <style:style style:name="P110" style:family="paragraph" style:parent-style-name="Text_20_body" style:list-style-name="L9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1" style:family="paragraph" style:parent-style-name="Text_20_body" style:list-style-name="L9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2" style:family="paragraph" style:parent-style-name="Text_20_body" style:list-style-name="L9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3" style:family="paragraph" style:parent-style-name="Text_20_body" style:list-style-name="L9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4" style:family="paragraph" style:parent-style-name="Text_20_body" style:list-style-name="L9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5" style:family="paragraph" style:parent-style-name="Text_20_body" style:list-style-name="L9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6" style:family="paragraph" style:parent-style-name="Text_20_body" style:list-style-name="L9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7" style:family="paragraph" style:parent-style-name="Text_20_body" style:list-style-name="L9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8" style:family="paragraph" style:parent-style-name="Text_20_body" style:list-style-name="L9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19" style:family="paragraph" style:parent-style-name="Text_20_body" style:list-style-name="L9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0" style:family="paragraph" style:parent-style-name="Text_20_body" style:list-style-name="L10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1" style:family="paragraph" style:parent-style-name="Text_20_body" style:list-style-name="L10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2" style:family="paragraph" style:parent-style-name="Text_20_body" style:list-style-name="L10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3" style:family="paragraph" style:parent-style-name="Text_20_body" style:list-style-name="L10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4" style:family="paragraph" style:parent-style-name="Text_20_body" style:list-style-name="L10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5" style:family="paragraph" style:parent-style-name="Text_20_body" style:list-style-name="L10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6" style:family="paragraph" style:parent-style-name="Text_20_body" style:list-style-name="L10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7" style:family="paragraph" style:parent-style-name="Text_20_body" style:list-style-name="L10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8" style:family="paragraph" style:parent-style-name="Text_20_body" style:list-style-name="L10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29" style:family="paragraph" style:parent-style-name="Text_20_body" style:list-style-name="L10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130" style:family="paragraph" style:parent-style-name="Text_20_body" style:list-style-name="L17">
      <loext:graphic-properties draw:fill="none" draw:fill-color="#ffffff"/>
      <style:paragraph-properties fo:margin-top="0in" fo:margin-bottom="0in" style:contextual-spacing="false" fo:background-color="transparent" style:writing-mode="lr-tb"/>
      <style:text-properties officeooo:paragraph-rsid="001cd83f"/>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sans-serif" fo:font-size="12pt" fo:background-color="transparent" loext:char-shading-value="0" style:font-size-asian="10.5pt" style:font-size-complex="12pt"/>
    </style:style>
    <style:style style:name="T3" style:family="text">
      <style:text-properties fo:color="#000000" loext:opacity="100%" style:font-name="sans-serif" fo:font-size="26pt" fo:font-weight="bold" fo:background-color="transparent" loext:char-shading-value="0" style:font-size-asian="26pt" style:font-weight-asian="bold" style:font-size-complex="26pt" style:font-weight-complex="bold"/>
    </style:style>
    <style:style style:name="T4" style:family="text">
      <style:text-properties fo:color="#000000" loext:opacity="100%" style:font-name="monospace" fo:font-size="10pt" fo:background-color="transparent" loext:char-shading-value="0"/>
    </style:style>
    <style:style style:name="T5" style:family="text">
      <style:text-properties officeooo:rsid="0019faa4"/>
    </style:style>
    <style:style style:name="T6" style:family="text">
      <style:text-properties officeooo:rsid="001a46f5"/>
    </style:style>
    <style:style style:name="T7" style:family="text">
      <style:text-properties officeooo:rsid="001b4e0d"/>
    </style:style>
    <style:style style:name="T8" style:family="text">
      <style:text-properties style:font-name="monospace" fo:font-size="10pt"/>
    </style:style>
    <style:style style:name="T9" style:family="text">
      <style:text-properties officeooo:rsid="001cb399"/>
    </style:style>
    <style:style style:name="T10" style:family="text">
      <style:text-properties fo:font-size="26pt" fo:font-weight="bold" officeooo:rsid="001cb399" style:font-size-asian="26pt" style:font-weight-asian="bold" style:font-size-complex="26pt" style:font-weight-complex="bold"/>
    </style:style>
    <style:style style:name="T11" style:family="text">
      <style:text-properties fo:font-size="26pt" fo:font-weight="bold" officeooo:rsid="001b4e0d" style:font-size-asian="26pt" style:font-weight-asian="bold" style:font-size-complex="26pt" style:font-weight-complex="bold"/>
    </style:style>
    <style:style style:name="T12" style:family="text">
      <style:text-properties officeooo:rsid="001cd83f"/>
    </style:style>
    <style:style style:name="T13" style:family="text">
      <style:text-properties officeooo:rsid="001e8f36"/>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bold" officeooo:rsid="0021f07a" style:font-size-asian="28pt" style:font-weight-asian="bold" style:font-size-complex="28pt" style:font-weight-complex="bold"/>
    </style:style>
    <style:style style:name="T16" style:family="text">
      <style:text-properties fo:font-size="28pt" fo:font-weight="bold" officeooo:rsid="0022162e" style:font-size-asian="28pt" style:font-weight-asian="bold" style:font-size-complex="28pt" style:font-weight-complex="bold"/>
    </style:style>
    <style:style style:name="T17" style:family="text">
      <style:text-properties fo:font-size="12pt" fo:font-weight="bold" officeooo:rsid="0022162e" style:font-size-asian="10.5pt" style:font-weight-asian="bold" style:font-size-complex="12pt" style:font-weight-complex="bold"/>
    </style:style>
    <style:style style:name="T18" style:family="text">
      <style:text-properties fo:font-size="12pt" fo:font-weight="bold" officeooo:rsid="0025b75a" style:font-size-asian="10.5pt" style:font-weight-asian="bold" style:font-size-complex="12pt" style:font-weight-complex="bold"/>
    </style:style>
    <style:style style:name="T19" style:family="text">
      <style:text-properties fo:color="#d4d4d4" loext:opacity="100%"/>
    </style:style>
    <style:style style:name="T20" style:family="text">
      <style:text-properties fo:color="#d4d4d4" loext:opacity="100%" style:font-name="Menlo" fo:font-size="7.80000019073486pt"/>
    </style:style>
    <style:style style:name="T21" style:family="text">
      <style:text-properties fo:color="#d4d4d4" loext:opacity="100%" style:font-name="Menlo" fo:font-size="7.80000019073486pt" style:font-size-asian="10.5pt" style:font-size-complex="12pt"/>
    </style:style>
    <style:style style:name="T22" style:family="text">
      <style:text-properties fo:color="#9cdcfe" loext:opacity="100%" style:font-name="Menlo" fo:font-size="7.80000019073486pt"/>
    </style:style>
    <style:style style:name="T23" style:family="text">
      <style:text-properties fo:color="#ce9178" loext:opacity="100%" style:font-name="Menlo" fo:font-size="7.80000019073486pt"/>
    </style:style>
    <style:style style:name="T24" style:family="text">
      <style:text-properties fo:color="#569cd6" loext:opacity="100%" style:font-name="Menlo" fo:font-size="7.80000019073486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What Are Instance Cards?</text:p>
      <text:p text:style-name="P8">Instance cards are like fleeting moments or events in your game, distinct from the more permanent location cards. Here’s how they compare:</text:p>
      <text:list xml:id="list3505799876" text:style-name="L89">
        <text:list-item>
          <text:p text:style-name="P107">Location Cards: These stick around, tied to a specific hex on the game board. They have a list of random outcomes and can evolve (e.g., from "Garden" to "Planted Garden").</text:p>
        </text:list-item>
        <text:list-item>
          <text:p text:style-name="P107">Instance Cards: These are one-time occurrences by default, not always linked to a particular hex. They also have a list of possible outcomes, but they typically resolve and disappear—unless a specific outcome triggers a second state, which might make them persist or transform.</text:p>
        </text:list-item>
      </text:list>
      <text:p text:style-name="P9">In short, instance cards bring spontaneity to the game, representing things like a sudden encounter or a brief opportunity, while location cards anchor the world with enduring places.</text:p>
      <text:p text:style-name="Horizontal_20_Line"/>
      <text:p text:style-name="P9">How Do Instance Cards Work?</text:p>
      <text:p text:style-name="P7">Here’s the mechanics step-by-step, based on your description:</text:p>
      <text:list xml:id="list1644393675" text:style-name="L90">
        <text:list-item>
          <text:p text:style-name="P110">Activation:</text:p>
          <text:list>
            <text:list-item>
              <text:p text:style-name="P110">An instance card is drawn or triggered under certain conditions (e.g., exploring a hex, after a quest, or as a random event). Unlike location cards, it doesn’t necessarily stay tied to a hex unless its second state says otherwise.</text:p>
            </text:list-item>
          </text:list>
        </text:list-item>
        <text:list-item>
          <text:p text:style-name="P110">First State and Outcomes:</text:p>
          <text:list>
            <text:list-item>
              <text:p text:style-name="P110">Each instance card lists several possible outcomes, and the game randomly selects one (e.g., by rolling a die, spinning a spinner, or another method).</text:p>
            </text:list-item>
            <text:list-item>
              <text:p text:style-name="P110">Most outcomes are one-off effects—something happens, and then the card is discarded or removed.</text:p>
            </text:list-item>
            <text:list-item>
              <text:p text:style-name="P110">Example: "A person runs by and..." could have outcomes like:</text:p>
              <text:list>
                <text:list-item>
                  <text:p text:style-name="P110">"They drop a coin: Gain 1 gold."</text:p>
                </text:list-item>
                <text:list-item>
                  <text:p text:style-name="P110">"They vanish into the distance: Nothing happens."</text:p>
                </text:list-item>
                <text:list-item>
                  <text:p text:style-name="P110">"They stop to talk: Trigger second state."</text:p>
                </text:list-item>
              </text:list>
            </text:list-item>
          </text:list>
        </text:list-item>
        <text:list-item>
          <text:p text:style-name="P110">Second State Possibility:</text:p>
          <text:list>
            <text:list-item>
              <text:p text:style-name="P110">If the randomly chosen outcome is the one that triggers the second state, the instance card doesn’t just disappear—it changes or spawns something new.</text:p>
            </text:list-item>
            <text:list-item>
              <text:p text:style-name="P110">This second state could:</text:p>
              <text:list>
                <text:list-item>
                  <text:p text:style-name="P110">Transform the instance card itself (e.g., rotate it 180 degrees to reveal a new card type like a location, weapon, tool, item, enemy, or NPC).</text:p>
                </text:list-item>
                <text:list-item>
                  <text:p text:style-name="P110">Replace the instance card by drawing another card (e.g., an NPC card and a location card).</text:p>
                </text:list-item>
                <text:list-item>
                  <text:p text:style-name="P110">Trigger a chain reaction, like drawing another instance card.</text:p>
                </text:list-item>
              </text:list>
            </text:list-item>
          </text:list>
        </text:list-item>
        <text:list-item>
          <text:p text:style-name="P110">Resolution:</text:p>
          <text:list>
            <text:list-item>
              <text:p text:style-name="P110">If the second state isn’t triggered, the instance card resolves its effect (e.g., "Gain 1 gold") and is removed from play.</text:p>
            </text:list-item>
            <text:list-item>
              <text:p text:style-name="P110">If the second state is triggered, the card either persists in its new form (e.g., as a <text:soft-page-break/>location) or leads to a new card that takes its place.</text:p>
            </text:list-item>
          </text:list>
        </text:list-item>
      </text:list>
      <text:p text:style-name="Horizontal_20_Line"/>
      <text:p text:style-name="P9">Examples of Instance Cards</text:p>
      <text:p text:style-name="P9">Let’s flesh this out with some concrete examples based on your ideas:</text:p>
      <text:p text:style-name="P7">Example 1: "A Person Runs By"</text:p>
      <text:list xml:id="list3581559974" text:style-name="L91">
        <text:list-item>
          <text:p text:style-name="P111">First State Outcomes:</text:p>
          <text:list>
            <text:list-item>
              <text:p text:style-name="P111">"They keep running: Nothing happens."</text:p>
            </text:list-item>
            <text:list-item>
              <text:p text:style-name="P111">"They drop something: Gain 1 Junk card."</text:p>
            </text:list-item>
            <text:list-item>
              <text:p text:style-name="P111">"They stop to talk: Trigger second state."</text:p>
            </text:list-item>
          </text:list>
        </text:list-item>
        <text:list-item>
          <text:p text:style-name="P111">Second State:</text:p>
          <text:list>
            <text:list-item>
              <text:p text:style-name="P111">The game draws an NPC card (e.g., "Wandering Merchant") and a location card (e.g., "Market Stall").</text:p>
            </text:list-item>
            <text:list-item>
              <text:p text:style-name="P111">The instance card is discarded, and the location card is placed on the hex with the NPC associated with it.</text:p>
            </text:list-item>
          </text:list>
        </text:list-item>
      </text:list>
      <text:p text:style-name="P7">Example 2: "Rustling Bushes"</text:p>
      <text:list xml:id="list1581705303" text:style-name="L92">
        <text:list-item>
          <text:p text:style-name="P112">First State Outcomes:</text:p>
          <text:list>
            <text:list-item>
              <text:p text:style-name="P112">"It’s just the wind: Nothing happens."</text:p>
            </text:list-item>
            <text:list-item>
              <text:p text:style-name="P112">"A critter darts out: Gain 1 Junk card ('Animal Hide')."</text:p>
            </text:list-item>
            <text:list-item>
              <text:p text:style-name="P112">"Something emerges: Trigger second state."</text:p>
            </text:list-item>
          </text:list>
        </text:list-item>
        <text:list-item>
          <text:p text:style-name="P112">Second State:</text:p>
          <text:list>
            <text:list-item>
              <text:p text:style-name="P112">Rotate the card 180 degrees to reveal its second state: an Enemy card (e.g., "Wild Boar").</text:p>
            </text:list-item>
            <text:list-item>
              <text:p text:style-name="P112">The instance card becomes this enemy, which the player must now face on that hex.</text:p>
            </text:list-item>
          </text:list>
        </text:list-item>
      </text:list>
      <text:p text:style-name="P7">Example 3: "Faint Glow"</text:p>
      <text:list xml:id="list4129086445" text:style-name="L93">
        <text:list-item>
          <text:p text:style-name="P113">First State Outcomes:</text:p>
          <text:list>
            <text:list-item>
              <text:p text:style-name="P113">"It fades away: Nothing happens."</text:p>
            </text:list-item>
            <text:list-item>
              <text:p text:style-name="P113">"It burns out: Lose 1 HP."</text:p>
            </text:list-item>
            <text:list-item>
              <text:p text:style-name="P113">"It grows brighter: Trigger second state."</text:p>
            </text:list-item>
          </text:list>
        </text:list-item>
        <text:list-item>
          <text:p text:style-name="P113">Second State:</text:p>
          <text:list>
            <text:list-item>
              <text:p text:style-name="P113">Rotate the card to reveal a Location card (e.g., "Ancient Shrine").</text:p>
            </text:list-item>
            <text:list-item>
              <text:p text:style-name="P113">The instance card transforms into this location, which persists on the hex.</text:p>
            </text:list-item>
          </text:list>
        </text:list-item>
      </text:list>
      <text:p text:style-name="P7">Example 4: "Broken Cart"</text:p>
      <text:list xml:id="list292840161" text:style-name="L94">
        <text:list-item>
          <text:p text:style-name="P114">First State Outcomes:</text:p>
          <text:list>
            <text:list-item>
              <text:p text:style-name="P114">"It’s empty: Nothing happens."</text:p>
            </text:list-item>
            <text:list-item>
              <text:p text:style-name="P114">"Find scraps: Gain 1 Junk card."</text:p>
            </text:list-item>
            <text:list-item>
              <text:p text:style-name="P114">"Discover a hidden compartment: Trigger second state."</text:p>
            </text:list-item>
          </text:list>
        </text:list-item>
        <text:list-item>
          <text:p text:style-name="P114">Second State:</text:p>
          <text:list>
            <text:list-item>
              <text:p text:style-name="P114"><text:soft-page-break/>Rotate the card to reveal a Tool card (e.g., "Repair Kit").</text:p>
            </text:list-item>
            <text:list-item>
              <text:p text:style-name="P114">The player adds this tool to their inventory, and the instance card is removed.</text:p>
            </text:list-item>
          </text:list>
        </text:list-item>
      </text:list>
      <text:p text:style-name="Horizontal_20_Line"/>
      <text:p text:style-name="P9">Key Features of Instance Cards</text:p>
      <text:p text:style-name="P7">Here’s what makes instance cards stand out:</text:p>
      <text:list xml:id="list4017144837" text:style-name="L95">
        <text:list-item>
          <text:p text:style-name="P115">Transience: They’re usually one-and-done unless the second state kicks in, adding a sense of urgency or surprise.</text:p>
        </text:list-item>
        <text:list-item>
          <text:p text:style-name="P115">Versatility: The second state can turn them into almost anything—locations, NPCs, items, enemies, or even another instance card—making them unpredictable.</text:p>
        </text:list-item>
        <text:list-item>
          <text:p text:style-name="P115">Randomness: Like location cards, their outcomes are chosen randomly, but the stakes feel higher since they might vanish or transform dramatically.</text:p>
        </text:list-item>
      </text:list>
      <text:p text:style-name="Horizontal_20_Line"/>
      <text:p text:style-name="P7">How They Differ from Location Cards</text:p>
      <text:list xml:id="list962190997" text:style-name="L96">
        <text:list-item>
          <text:p text:style-name="P116">Persistence: Location cards stay on the hexgrid and can evolve over time, while instance cards are fleeting unless they transition to a second state.</text:p>
        </text:list-item>
        <text:list-item>
          <text:p text:style-name="P116">Hex Association: Location cards are always tied to a hex; instance cards might float free or only temporarily occupy a space.</text:p>
        </text:list-item>
        <text:list-item>
          <text:p text:style-name="P116">Purpose: Location cards build the world’s geography, while instance cards inject moments of chaos, opportunity, or story.</text:p>
        </text:list-item>
      </text:list>
      <text:p text:style-name="Horizontal_20_Line"/>
      <text:p text:style-name="P9">Cool Possibilities</text:p>
      <text:p text:style-name="P7">Your idea opens up some exciting gameplay moments:</text:p>
      <text:list xml:id="list3341936438" text:style-name="L97">
        <text:list-item>
          <text:p text:style-name="P117">Chain Reactions: An instance card could trigger another instance card, leading to a cascade of events (e.g., "A person runs by" → "They drop a map" → "The map leads to a cave").</text:p>
        </text:list-item>
        <text:list-item>
          <text:p text:style-name="P117">Risk and Reward: Players might hesitate to trigger an instance card—will it give them a shiny new weapon or spawn a tough enemy?</text:p>
        </text:list-item>
        <text:list-item>
          <text:p text:style-name="P117">Story Hooks: Outcomes like "They stop to talk" can introduce NPCs or locations tied to quests, weaving the game’s narrative dynamically.</text:p>
        </text:list-item>
      </text:list>
      <text:p text:style-name="Horizontal_20_Line"/>
      <text:p text:style-name="P9">Wrapping Up</text:p>
      <text:p text:style-name="P9">Instance cards are a brilliant way to add flavor and unpredictability to your RPG. They’re like little bursts of excitement—sometimes they’re gone in a flash, and sometimes they leave a lasting mark by transforming into something new. Whether it’s a person running by who stops to chat (bringing an NPC and location into play) or a card that flips to reveal a hidden treasure, they keep players guessing. How do you see these fitting into your game’s flow? Are they random draws, exploration rewards, or something else? Let me know if you’d like to brainstorm more examples or refine the mechanics further!</text:p>
      <text:p text:style-name="P16"><text:soft-page-break/><text:span text:style-name="T18">More<text:line-break/><text:line-break/></text:span><text:span text:style-name="T1">How Instance Cards Are Triggered</text:span></text:p>
      <text:p text:style-name="P8">Instance cards can come into play through four distinct mechanisms, each tying them seamlessly into your game’s mechanics:</text:p>
      <text:list xml:id="list2579523972" text:style-name="L98">
        <text:list-item>
          <text:p text:style-name="P118">Landing on a Hex with a Deck<text:line-break/>Some hexes on your game board have decks associated with them, and these decks may contain instance cards. When a player lands on such a hex, they draw a card from that deck. If it’s an instance card, it activates immediately, introducing an event or opportunity tied to that location.</text:p>
        </text:list-item>
        <text:list-item>
          <text:p text:style-name="P118">NPC Trigger<text:line-break/>Interactions with non-player characters (NPCs) can prompt the drawing of an instance card. This might happen from a general instance deck or one specific to that NPC, reflecting their personality or influence. For example, a mysterious hermit might trigger a unique instance tied to their lore.</text:p>
        </text:list-item>
        <text:list-item>
          <text:p text:style-name="P118">Quest Trigger<text:line-break/>Progressing through or completing a quest can lead to drawing an instance card. This could serve as a reward, a plot twist, or a step toward resolution—perhaps a quest to find a lost relic ends with an instance card that transforms into that very item.</text:p>
        </text:list-item>
        <text:list-item>
          <text:p text:style-name="P118">Transition Card Trigger<text:line-break/>You’ve introduced a new card type called transition cards, which can trigger instance cards or alter the game state in other ways. These might be rare cards that players can play strategically or events that occur spontaneously, adding a layer of unpredictability.</text:p>
        </text:list-item>
      </text:list>
      <text:p text:style-name="P9">These triggers make instance cards versatile, weaving them into the fabric of your game world through exploration, character interactions, narrative progression, and special card effects.</text:p>
      <text:p text:style-name="Horizontal_20_Line"/>
      <text:p text:style-name="P9">The Role of Instance Cards in Gameplay</text:p>
      <text:p text:style-name="P7">Instance cards are more than just random events—they’re a tool to keep your game exciting and unpredictable. Here’s what makes them special:</text:p>
      <text:list xml:id="list3438206225" text:style-name="L99">
        <text:list-item>
          <text:p text:style-name="P119">Surprise and Variety: Players never know if landing on a hex or chatting with an NPC will lead to a minor encounter or a game-changing moment. </text:p>
        </text:list-item>
        <text:list-item>
          <text:p text:style-name="P119">Narrative Depth: They can spawn new NPCs, locations, or quests, creating organic story beats that feel personal to each playthrough. </text:p>
        </text:list-item>
        <text:list-item>
          <text:p text:style-name="P119">Risk vs. Reward: Outcomes range from beneficial (e.g., gaining an item) to challenging (e.g., losing HP), adding tension to every trigger. </text:p>
        </text:list-item>
        <text:list-item>
          <text:p text:style-name="P119">World Evolution: Some instance cards transform into permanent elements like locations or tools, making the game world feel alive and responsive.</text:p>
        </text:list-item>
      </text:list>
      <text:p text:style-name="P9">Many instance cards have a first state with multiple possible outcomes (often three: a neutral, a positive, and a negative or next-step result) and a second state that’s revealed if triggered, transforming the card into something else—like a location, item, or NPC.</text:p>
      <text:p text:style-name="Horizontal_20_Line"><text:soft-page-break/></text:p>
      <text:p text:style-name="P9">New Instance Card Ideas</text:p>
      <text:p text:style-name="P9">Let’s expand on this concept with some fresh instance card ideas. Each includes a first state with three outcomes and, where applicable, a second state that transforms the card into another type, showcasing their versatility.</text:p>
      <text:p text:style-name="P7">1. Mysterious Portal</text:p>
      <text:list xml:id="list4021099557" text:style-name="L100">
        <text:list-item>
          <text:p text:style-name="P120">First State Outcomes: </text:p>
          <text:list>
            <text:list-item>
              <text:p text:style-name="P120">"The portal flickers and disappears: Nothing happens." </text:p>
            </text:list-item>
            <text:list-item>
              <text:p text:style-name="P120">"A strange creature emerges: Draw 1 Enemy card." </text:p>
            </text:list-item>
            <text:list-item>
              <text:p text:style-name="P120">"You step through: Trigger second state."</text:p>
            </text:list-item>
          </text:list>
        </text:list-item>
        <text:list-item>
          <text:p text:style-name="P120">Second State: Rotate to reveal a Location card (e.g., "Otherworldly Realm"), placed on the hex. </text:p>
        </text:list-item>
        <text:list-item>
          <text:p text:style-name="P120">Why It Works: A classic fantasy trope that could lead to combat or exploration, tying into your hexgrid’s sense of discovery.</text:p>
        </text:list-item>
      </text:list>
      <text:p text:style-name="P7">2. Traveling Merchant</text:p>
      <text:list xml:id="list4267425324" text:style-name="L101">
        <text:list-item>
          <text:p text:style-name="P121">First State Outcomes: </text:p>
          <text:list>
            <text:list-item>
              <text:p text:style-name="P121">"The merchant ignores you: Nothing happens." </text:p>
            </text:list-item>
            <text:list-item>
              <text:p text:style-name="P121">"The merchant offers a trade: Swap 1 Junk card for 1 random Resource card." </text:p>
            </text:list-item>
            <text:list-item>
              <text:p text:style-name="P121">"The merchant sets up shop: Trigger second state."</text:p>
            </text:list-item>
          </text:list>
        </text:list-item>
        <text:list-item>
          <text:p text:style-name="P121">Second State: Draw a Location card (e.g., "Merchant’s Tent") and an NPC card (e.g., "Merchant"), linking them to the hex. </text:p>
        </text:list-item>
        <text:list-item>
          <text:p text:style-name="P121">Why It Works: Turns a fleeting encounter into a recurring resource hub, encouraging strategic movement.</text:p>
        </text:list-item>
      </text:list>
      <text:p text:style-name="P7">3. Whispering Wind</text:p>
      <text:list xml:id="list3151534224" text:style-name="L102">
        <text:list-item>
          <text:p text:style-name="P122">First State Outcomes: </text:p>
          <text:list>
            <text:list-item>
              <text:p text:style-name="P122">"It’s just a breeze: Nothing happens." </text:p>
            </text:list-item>
            <text:list-item>
              <text:p text:style-name="P122">"You hear a secret: Gain 1 Knowledge point." </text:p>
            </text:list-item>
            <text:list-item>
              <text:p text:style-name="P122">"The wind speaks: Trigger second state."</text:p>
            </text:list-item>
          </text:list>
        </text:list-item>
        <text:list-item>
          <text:p text:style-name="P122">Second State: Draw an NPC card (e.g., "Wind Spirit"), who offers a quest or a small boon. </text:p>
        </text:list-item>
        <text:list-item>
          <text:p text:style-name="P122">Why It Works: A subtle, mystical event that can spark a side story or provide a helpful ally.</text:p>
        </text:list-item>
      </text:list>
      <text:p text:style-name="P7">4. Collapsed Tunnel</text:p>
      <text:list xml:id="list1179172262" text:style-name="L103">
        <text:list-item>
          <text:p text:style-name="P123">First State Outcomes: </text:p>
          <text:list>
            <text:list-item>
              <text:p text:style-name="P123">"It’s blocked: Nothing happens." </text:p>
            </text:list-item>
            <text:list-item>
              <text:p text:style-name="P123">"You dig a bit: Gain 1 Junk card ('Rubble')." </text:p>
            </text:list-item>
            <text:list-item>
              <text:p text:style-name="P123">"You break through: Trigger second state."</text:p>
            </text:list-item>
          </text:list>
        </text:list-item>
        <text:list-item>
          <text:p text:style-name="P123">Second State: Draw a Location card (e.g., "Hidden Cave"), placed on the hex. </text:p>
        </text:list-item>
        <text:list-item>
          <text:p text:style-name="P123"><text:soft-page-break/>Why It Works: Rewards exploration with a new area, adding depth to your hexgrid’s terrain.</text:p>
        </text:list-item>
      </text:list>
      <text:p text:style-name="P7">5. Falling Star</text:p>
      <text:list xml:id="list1349573241" text:style-name="L104">
        <text:list-item>
          <text:p text:style-name="P124">First State Outcomes: </text:p>
          <text:list>
            <text:list-item>
              <text:p text:style-name="P124">"It burns up: Nothing happens." </text:p>
            </text:list-item>
            <text:list-item>
              <text:p text:style-name="P124">"It crashes nearby: Draw 1 Junk card ('Star Fragment')." </text:p>
            </text:list-item>
            <text:list-item>
              <text:p text:style-name="P124">"It lands on the hex: Trigger second state."</text:p>
            </text:list-item>
          </text:list>
        </text:list-item>
        <text:list-item>
          <text:p text:style-name="P124">Second State: Rotate to reveal a Location card (e.g., "Meteor Crater"), placed on the hex. </text:p>
        </text:list-item>
        <text:list-item>
          <text:p text:style-name="P124">Why It Works: A dramatic event that reshapes the board, blending sci-fi with fantasy.</text:p>
        </text:list-item>
      </text:list>
      <text:p text:style-name="P7">6. Wild Stampede</text:p>
      <text:list xml:id="list4092619439" text:style-name="L105">
        <text:list-item>
          <text:p text:style-name="P125">First State Outcomes: </text:p>
          <text:list>
            <text:list-item>
              <text:p text:style-name="P125">"The herd veers away: Nothing happens." </text:p>
            </text:list-item>
            <text:list-item>
              <text:p text:style-name="P125">"You’re trampled: Lose 2 HP." </text:p>
            </text:list-item>
            <text:list-item>
              <text:p text:style-name="P125">"You tame a beast: Trigger second state."</text:p>
            </text:list-item>
          </text:list>
        </text:list-item>
        <text:list-item>
          <text:p text:style-name="P125">Second State: Draw an NPC card (e.g., "Riding Horse"), which joins the player as a companion. </text:p>
        </text:list-item>
        <text:list-item>
          <text:p text:style-name="P125">Why It Works: High stakes with a chance for a valuable ally, appealing to risk-takers.</text:p>
        </text:list-item>
      </text:list>
      <text:p text:style-name="P7">7. Lost Heirloom</text:p>
      <text:list xml:id="list428318519" text:style-name="L106">
        <text:list-item>
          <text:p text:style-name="P126">First State Outcomes: </text:p>
          <text:list>
            <text:list-item>
              <text:p text:style-name="P126">"You find nothing: Nothing happens." </text:p>
            </text:list-item>
            <text:list-item>
              <text:p text:style-name="P126">"You uncover a clue: Draw 1 Document card ('Old Letter')." </text:p>
            </text:list-item>
            <text:list-item>
              <text:p text:style-name="P126">"You locate the heirloom: Trigger second state."</text:p>
            </text:list-item>
          </text:list>
        </text:list-item>
        <text:list-item>
          <text:p text:style-name="P126">Second State: Rotate to reveal an Item card (e.g., "Family Crest"), added to the player’s inventory. </text:p>
        </text:list-item>
        <text:list-item>
          <text:p text:style-name="P126">Why It Works: Perfect for quest integration—finding this could be a key objective.</text:p>
        </text:list-item>
      </text:list>
      <text:p text:style-name="P7">8. Rustling Bushes</text:p>
      <text:list xml:id="list1909372482" text:style-name="L107">
        <text:list-item>
          <text:p text:style-name="P127">First State Outcomes: </text:p>
          <text:list>
            <text:list-item>
              <text:p text:style-name="P127">"It’s just the wind: Nothing happens." </text:p>
            </text:list-item>
            <text:list-item>
              <text:p text:style-name="P127">"A small animal scurries out: Gain 1 Resource card ('Food')." </text:p>
            </text:list-item>
            <text:list-item>
              <text:p text:style-name="P127">"Something bigger stirs: Trigger second state."</text:p>
            </text:list-item>
          </text:list>
        </text:list-item>
        <text:list-item>
          <text:p text:style-name="P127">Second State: Draw an Enemy card (e.g., "Wild Boar") or an Instance card (e.g., "Hidden Trapdoor"). </text:p>
        </text:list-item>
        <text:list-item>
          <text:p text:style-name="P127">Why It Works: A simple setup with escalating possibilities, keeping players guessing.</text:p>
        </text:list-item>
      </text:list>
      <text:p text:style-name="Horizontal_20_Line"/>
      <text:p text:style-name="P9">Exploring Transition Cards</text:p>
      <text:p text:style-name="P7">Since you mentioned transition cards as a trigger, let’s flesh them out a bit:</text:p>
      <text:list xml:id="list3598044884" text:style-name="L108">
        <text:list-item>
          <text:p text:style-name="P128">What They Are: Transition cards are a distinct card type that can trigger instance cards <text:soft-page-break/>or modify gameplay in unique ways. They might be played by players or drawn as events. </text:p>
        </text:list-item>
        <text:list-item>
          <text:p text:style-name="P128">Examples: </text:p>
          <text:list>
            <text:list-item>
              <text:p text:style-name="P128">"Time Warp": All instance cards drawn next turn automatically trigger their second state. </text:p>
            </text:list-item>
            <text:list-item>
              <text:p text:style-name="P128">"Fate’s Hand": Draw an instance card immediately. </text:p>
            </text:list-item>
            <text:list-item>
              <text:p text:style-name="P128">"World Shift": Transform a random location on the board into its second state or trigger an instance card there.</text:p>
            </text:list-item>
          </text:list>
        </text:list-item>
        <text:list-item>
          <text:p text:style-name="P128">Why They Matter: They add a strategic twist, letting players (or the game) manipulate when and how instance cards appear, amplifying their impact.</text:p>
        </text:list-item>
      </text:list>
      <text:p text:style-name="Horizontal_20_Line"/>
      <text:p text:style-name="P9">Enhancing Your Game with Instance Cards</text:p>
      <text:p text:style-name="P7">Instance cards shine by connecting your game’s elements—hexes, NPCs, quests, and transition cards—into a cohesive, living world. Here’s how they elevate the experience:</text:p>
      <text:list xml:id="list3152301501" text:style-name="L109">
        <text:list-item>
          <text:p text:style-name="P129">Replayability: With varied outcomes and transformations, every game feels fresh. </text:p>
        </text:list-item>
        <text:list-item>
          <text:p text:style-name="P129">Strategic Choices: Players might chase instance cards for rewards or avoid them to dodge risks, adding depth to movement and interaction decisions. </text:p>
        </text:list-item>
        <text:list-item>
          <text:p text:style-name="P129">Thematic Richness: From magical portals to mundane merchants, they cover a wide range of fantasy flavors, making your world vibrant and diverse.</text:p>
        </text:list-item>
      </text:list>
      <text:p text:style-name="P9">Whether they’re rare surprises or frequent events depends on your game’s pacing—sparse instances could feel like treasures, while common ones keep the action flowing. How do you envision their frequency? If you’d like, we can brainstorm more ideas tailored to specific themes—like weather, magic, or tech—or refine these further!</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enlo" svg:font-family="Menlo, Monaco, Consolas, 'Andale Mono', 'Ubuntu Mono', 'Courier New', monospac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30T19:55:48.943000000</dc:date>
    <meta:editing-duration>PT28M13S</meta:editing-duration>
    <meta:editing-cycles>4</meta:editing-cycles>
    <meta:generator>LibreOffice/7.3.4.2$Windows_X86_64 LibreOffice_project/728fec16bd5f605073805c3c9e7c4212a0120dc5</meta:generator>
    <meta:document-statistic meta:table-count="0" meta:image-count="0" meta:object-count="0" meta:page-count="7" meta:paragraph-count="161" meta:word-count="2252" meta:character-count="13281" meta:non-whitespace-character-count="11286"/>
  </office:meta>
</office:document-meta>
</file>